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4700000190C605B66866DD0B26.png" manifest:media-type="image/png"/>
  <manifest:file-entry manifest:full-path="Pictures/1000020100000245000001735C24BCC55A28A36D.png" manifest:media-type="image/png"/>
  <manifest:file-entry manifest:full-path="Pictures/10000201000001900000016CEF96A50E1A25A1D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vg:font-family="'Noto Sans'" style:font-adornments="標準" style:font-pitch="variable"/>
    <style:font-face style:name="Noto Sans CJK JP Regular" svg:font-family="'Noto Sans CJK JP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明朝" svg:font-family="IPA明朝" style:font-family-generic="system" style:font-pitch="variable"/>
    <style:font-face style:name="VL ゴシック" svg:font-family="'VL ゴシック'" style:font-family-generic="system" style:font-pitch="variable"/>
  </office:font-face-decls>
  <office:automatic-styles>
    <style:style style:name="dp1" style:family="drawing-page"/>
    <style:style style:name="gr1" style:family="graphic" style:parent-style-name="standard">
      <style:graphic-properties draw:stroke="solid" svg:stroke-width="0.1cm" svg:stroke-color="#ffffff" draw:marker-start-width="0.123cm" draw:marker-end-width="0.123cm" svg:stroke-opacity="50%" draw:stroke-linejoin="miter" draw:fill="none" fo:padding-top="0.175cm" fo:padding-bottom="0.175cm" fo:padding-left="0.3cm" fo:padding-right="0.3cm"/>
    </style:style>
    <style:style style:name="gr2" style:family="graphic" style:parent-style-name="standard">
      <style:graphic-properties draw:stroke="none" draw:fill="none" draw:textarea-horizontal-align="left" draw:auto-grow-width="true" fo:min-height="0.848cm" fo:min-width="0.002cm" fo:padding-top="0cm" fo:padding-bottom="0cm" fo:padding-left="0cm" fo:padding-right="0cm"/>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false" fo:min-height="1.051cm" fo:min-width="0cm"/>
    </style:style>
    <style:style style:name="gr4" style:family="graphic" style:parent-style-name="standard">
      <style:graphic-properties draw:stroke="solid" svg:stroke-width="0.071cm" svg:stroke-color="#000000" draw:stroke-linejoin="miter" draw:fill="solid" draw:fill-color="#ffffff" fo:padding-top="0.16cm" fo:padding-bottom="0.16cm" fo:padding-left="0.285cm" fo:padding-right="0.285cm"/>
    </style:style>
    <style:style style:name="gr5" style:family="graphic" style:parent-style-name="standard">
      <style:graphic-properties draw:stroke="none" svg:stroke-color="#000000" draw:fill="none" draw:fill-color="#ffffff" draw:textarea-horizontal-align="left" draw:auto-grow-height="true" draw:auto-grow-width="false" fo:min-height="0.369cm" fo:min-width="0cm"/>
    </style:style>
    <style:style style:name="gr6" style:family="graphic" style:parent-style-name="standard">
      <style:graphic-properties draw:stroke="solid" svg:stroke-width="0.071cm" svg:stroke-color="#000000" draw:stroke-linejoin="miter" draw:fill="solid" draw:fill-color="#e7e7e7" fo:padding-top="0.16cm" fo:padding-bottom="0.16cm" fo:padding-left="0.285cm" fo:padding-right="0.285cm"/>
    </style:style>
    <style:style style:name="gr7" style:family="graphic" style:parent-style-name="standard">
      <style:graphic-properties draw:stroke="none" draw:fill="none" draw:textarea-horizontal-align="left" draw:auto-grow-width="true" fo:min-height="0.602cm" fo:min-width="1.712cm" fo:padding-top="0cm" fo:padding-bottom="0cm" fo:padding-left="0cm" fo:padding-right="0cm"/>
    </style:style>
    <style:style style:name="gr8"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false" fo:min-height="0.862cm" fo:min-width="1.475cm"/>
    </style:style>
    <style:style style:name="gr10" style:family="graphic" style:parent-style-name="standard">
      <style:graphic-properties draw:stroke="none" svg:stroke-color="#000000" draw:fill="none" draw:fill-color="#ffffff" draw:textarea-horizontal-align="left" draw:auto-grow-height="true" draw:auto-grow-width="true" fo:min-height="0.526cm" fo:min-width="1.759cm"/>
    </style:style>
    <style:style style:name="gr11" style:family="graphic" style:parent-style-name="standard">
      <style:graphic-properties draw:stroke="none" svg:stroke-color="#000000" draw:fill="none" draw:fill-color="#ffffff" draw:textarea-horizontal-align="left" draw:auto-grow-height="true" draw:auto-grow-width="false" fo:min-height="0.526cm" fo:min-width="0cm"/>
    </style:style>
    <style:style style:name="gr12" style:family="graphic" style:parent-style-name="standard">
      <style:graphic-properties draw:stroke="solid" svg:stroke-width="0.035cm" svg:stroke-color="#000000" draw:stroke-linejoin="miter" draw:fill="solid" draw:fill-color="#e7e7e7" fo:padding-top="0.142cm" fo:padding-bottom="0.142cm" fo:padding-left="0.267cm" fo:padding-right="0.267cm"/>
    </style:style>
    <style:style style:name="gr13" style:family="graphic" style:parent-style-name="standard">
      <style:graphic-properties draw:stroke="solid" svg:stroke-width="0.062cm" svg:stroke-color="#000000" draw:stroke-linejoin="miter" draw:fill="solid" draw:fill-color="#ffffff" fo:padding-top="0.156cm" fo:padding-bottom="0.156cm" fo:padding-left="0.281cm" fo:padding-right="0.281cm"/>
    </style:style>
    <style:style style:name="gr14" style:family="graphic" style:parent-style-name="standard">
      <style:graphic-properties draw:stroke="none" svg:stroke-color="#000000" draw:fill="none" draw:fill-color="#ffffff" draw:textarea-horizontal-align="left" draw:auto-grow-height="true" draw:auto-grow-width="false" fo:min-height="1.15cm" fo:min-width="0cm"/>
    </style:style>
    <style:style style:name="gr15" style:family="graphic" style:parent-style-name="objectwithoutfill">
      <style:graphic-properties svg:stroke-width="0.1cm" svg:stroke-color="#666666" draw:marker-start-width="0.5cm" draw:marker-end="Arrow" draw:marker-end-width="0.3cm" draw:fill="none" draw:textarea-vertical-align="middle" fo:padding-top="0.175cm" fo:padding-bottom="0.175cm" fo:padding-left="0.3cm" fo:padding-right="0.3cm"/>
    </style:style>
    <style:style style:name="gr16" style:family="graphic" style:parent-style-name="standard">
      <style:graphic-properties draw:stroke="none" svg:stroke-color="#000000" draw:fill="none" draw:fill-color="#ffffff" draw:textarea-horizontal-align="left" draw:auto-grow-height="true" draw:auto-grow-width="false" fo:min-height="0.459cm" fo:min-width="0cm"/>
    </style:style>
    <style:style style:name="gr17" style:family="graphic" style:parent-style-name="objectwithoutfill">
      <style:graphic-properties svg:stroke-width="0.1cm" svg:stroke-color="#808080" draw:marker-start-width="0.5cm" draw:marker-end="Arrow" draw:marker-end-width="0.3cm" draw:fill="none" draw:textarea-vertical-align="middle" fo:padding-top="0.175cm" fo:padding-bottom="0.175cm" fo:padding-left="0.3cm" fo:padding-right="0.3cm"/>
    </style:style>
    <style:style style:name="P1" style:family="paragraph">
      <loext:graphic-properties draw:fill="none"/>
      <style:text-properties style:font-name="Noto Sans"/>
    </style:style>
    <style:style style:name="P2" style:family="paragraph">
      <loext:graphic-properties draw:fill="none" draw:fill-color="#ffffff"/>
      <style:text-properties style:font-name="Noto Sans CJK JP Regular" fo:font-size="10pt" style:font-name-asian="Noto Sans CJK JP Regular" style:font-size-asian="10pt" style:font-size-complex="10pt"/>
    </style:style>
    <style:style style:name="P3" style:family="paragraph">
      <loext:graphic-properties draw:fill="solid" draw:fill-color="#ffffff"/>
      <style:text-properties style:font-name="Noto Sans CJK JP Regular" fo:font-size="12pt" style:font-name-asian="Noto Sans CJK JP Regular" style:font-size-asian="12pt" style:font-size-complex="12pt"/>
    </style:style>
    <style:style style:name="P4" style:family="paragraph">
      <loext:graphic-properties draw:fill="none" draw:fill-color="#ffffff"/>
      <style:text-properties style:font-name="Noto Sans CJK JP Regular" fo:font-size="7pt" style:font-name-asian="Noto Sans CJK JP Regular" style:font-size-asian="7pt" style:font-size-complex="7pt"/>
    </style:style>
    <style:style style:name="P5" style:family="paragraph">
      <loext:graphic-properties draw:fill="solid" draw:fill-color="#e7e7e7"/>
    </style:style>
    <style:style style:name="P6" style:family="paragraph">
      <style:paragraph-properties fo:text-align="center"/>
    </style:style>
    <style:style style:name="P7" style:family="paragraph">
      <loext:graphic-properties draw:fill="none"/>
      <style:paragraph-properties fo:text-align="center"/>
      <style:text-properties style:font-name="Noto Sans CJK JP Regular" fo:font-size="7pt" style:font-size-asian="7pt" style:font-size-complex="7pt"/>
    </style:style>
    <style:style style:name="P8" style:family="paragraph">
      <loext:graphic-properties draw:fill="none"/>
      <style:paragraph-properties fo:text-align="center"/>
    </style:style>
    <style:style style:name="P9" style:family="paragraph">
      <loext:graphic-properties draw:fill="solid" draw:fill-color="#ffffff"/>
    </style:style>
    <style:style style:name="P10" style:family="paragraph">
      <loext:graphic-properties draw:fill="none"/>
      <style:paragraph-properties fo:text-align="center"/>
      <style:text-properties style:font-name="Noto Sans CJK JP Regular" fo:font-size="14pt" style:font-name-asian="Noto Sans CJK JP Regular" style:font-size-asian="14pt" style:font-size-complex="14pt"/>
    </style:style>
    <style:style style:name="T1" style:family="text">
      <style:text-properties style:font-name="Noto Sans CJK JP Regular" fo:font-size="10pt" style:font-name-asian="Noto Sans CJK JP Regular" style:font-size-asian="10pt" style:font-size-complex="10pt"/>
    </style:style>
    <style:style style:name="T2" style:family="text">
      <style:text-properties style:font-name="Noto Sans CJK JP Regular" fo:font-size="7pt" style:font-name-asian="Noto Sans CJK JP Regular" style:font-size-asian="7pt" style:font-size-complex="7pt"/>
    </style:style>
    <style:style style:name="T3" style:family="text">
      <style:text-properties fo:font-variant="normal" fo:text-transform="none" fo:color="#000000" style:font-name="Noto Sans CJK JP Regular" fo:font-size="7pt" fo:font-style="normal" fo:font-weight="normal" style:font-size-asian="7pt" style:font-size-complex="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2.8cm" svg:y1="7.372cm" svg:x2="0cm" svg:y2="7.372cm">
          <text:p/>
        </draw:line>
        <draw:frame draw:style-name="gr2" draw:text-style-name="P1" draw:layer="layout" svg:width="0.002cm" svg:height="0.848cm" svg:x="7.1cm" svg:y="6.674cm">
          <draw:text-box>
            <text:p/>
          </draw:text-box>
        </draw:frame>
        <draw:frame draw:style-name="gr3" draw:text-style-name="P2" xml:id="id2" draw:id="id2" draw:layer="layout" svg:width="2.2cm" svg:height="1.301cm" svg:x="8.1cm" svg:y="0.9cm">
          <draw:text-box>
            <text:p><text:span text:style-name="T1">NONCE</text:span></text:p>
            <text:p><text:span text:style-name="T1">(</text:span><text:span text:style-name="T1">乱数</text:span><text:span text:style-name="T1">)</text:span><text:span text:style-name="T1">など</text:span></text:p>
          </draw:text-box>
        </draw:frame>
        <draw:g>
          <draw:polygon draw:style-name="gr4" draw:text-style-name="P3" draw:layer="layout" svg:width="1.999cm" svg:height="1.389cm" svg:x="4.09cm" svg:y="0.8cm" svg:viewBox="0 0 2000 1390" draw:points="2000,303 766,303 766,0 0,695 766,1390 766,1088 2000,1088">
            <text:p/>
          </draw:polygon>
          <draw:frame draw:style-name="gr5" draw:text-style-name="P4" draw:layer="layout" svg:width="2.01cm" svg:height="0.619cm" svg:x="4.19cm" svg:y="1.181cm">
            <draw:text-box>
              <text:p><text:span text:style-name="T2">ハッシュ関数</text:span></text:p>
            </draw:text-box>
          </draw:frame>
        </draw:g>
        <draw:g>
          <draw:polygon draw:style-name="gr6" draw:text-style-name="P5" draw:layer="layout" svg:width="1.799cm" svg:height="0.589cm" svg:x="2.1cm" svg:y="1.2cm" svg:viewBox="0 0 1800 590" draw:points="900,590 0,590 0,0 1800,0 1800,590">
            <text:p/>
          </draw:polygon>
          <draw:frame draw:style-name="gr7" draw:text-style-name="P7" draw:layer="layout" svg:width="1.712cm" svg:height="0.602cm" svg:x="2.188cm" svg:y="1.298cm">
            <draw:text-box>
              <text:p text:style-name="P6"><text:span text:style-name="T3">101100110101</text:span></text:p>
            </draw:text-box>
          </draw:frame>
        </draw:g>
        <draw:frame draw:style-name="gr8" draw:text-style-name="P8" draw:layer="layout" svg:width="2cm" svg:height="1.277cm" svg:x="2.1cm" svg:y="4.786cm">
          <draw:image xlink:href="Pictures/1000020100000245000001735C24BCC55A28A36D.png" xlink:type="simple" xlink:show="embed" xlink:actuate="onLoad">
            <text:p/>
          </draw:image>
        </draw:frame>
        <draw:g>
          <draw:polygon draw:style-name="gr4" draw:text-style-name="P9" draw:layer="layout" svg:width="2.562cm" svg:height="1.689cm" svg:x="1.737cm" svg:y="2.8cm" svg:viewBox="0 0 2563 1690" draw:points="468,0 468,1034 0,1034 1282,1690 2563,1034 2096,1034 2096,0">
            <text:p/>
          </draw:polygon>
          <draw:frame draw:style-name="gr9" draw:text-style-name="P4" draw:layer="layout" svg:width="1.975cm" svg:height="1.112cm" svg:x="2.057cm" svg:y="2.815cm">
            <draw:text-box>
              <text:p><text:span text:style-name="T2">カード内の</text:span></text:p>
              <text:p><text:span text:style-name="T2">秘密鍵で署名</text:span></text:p>
            </draw:text-box>
          </draw:frame>
        </draw:g>
        <draw:frame draw:style-name="gr10" draw:text-style-name="P2" draw:layer="layout" svg:width="2.259cm" svg:height="0.776cm" svg:x="2cm" svg:y="0.2cm">
          <draw:text-box>
            <text:p><text:span text:style-name="T1">ハッシュ値</text:span></text:p>
          </draw:text-box>
        </draw:frame>
        <draw:g>
          <draw:polygon draw:style-name="gr6" draw:text-style-name="P5" draw:layer="layout" svg:width="1.799cm" svg:height="0.589cm" svg:x="6.4cm" svg:y="5.09cm" svg:viewBox="0 0 1800 590" draw:points="900,590 0,590 0,0 1800,0 1800,590">
            <text:p/>
          </draw:polygon>
          <draw:frame draw:style-name="gr7" draw:text-style-name="P7" draw:layer="layout" svg:width="1.712cm" svg:height="0.602cm" svg:x="6.488cm" svg:y="5.188cm">
            <draw:text-box>
              <text:p text:style-name="P6"><text:span text:style-name="T3">101100110101</text:span></text:p>
            </draw:text-box>
          </draw:frame>
        </draw:g>
        <draw:frame draw:style-name="gr11" draw:text-style-name="P2" draw:layer="layout" svg:width="1.556cm" svg:height="0.776cm" svg:x="8.1cm" svg:y="5.024cm">
          <draw:text-box>
            <text:p><text:span text:style-name="T1">署名値</text:span></text:p>
          </draw:text-box>
        </draw:frame>
        <draw:g>
          <draw:polygon draw:style-name="gr4" draw:text-style-name="P3" draw:layer="layout" svg:width="1.999cm" svg:height="1.389cm" svg:x="4.2cm" svg:y="4.7cm" svg:viewBox="0 0 2000 1390" draw:points="0,303 1234,303 1234,0 2000,695 1234,1390 1234,1088 0,1088">
            <text:p/>
          </draw:polygon>
          <draw:frame draw:style-name="gr5" draw:text-style-name="P4" draw:layer="layout" svg:width="2.01cm" svg:height="0.619cm" svg:x="4.1cm" svg:y="5.1cm">
            <draw:text-box>
              <text:p><text:span text:style-name="T2">署名値の出力</text:span></text:p>
            </draw:text-box>
          </draw:frame>
        </draw:g>
        <draw:g>
          <draw:polygon draw:style-name="gr6" draw:text-style-name="P5" draw:layer="layout" svg:width="1.199cm" svg:height="1.499cm" svg:x="6.8cm" svg:y="2.858cm" svg:viewBox="0 0 1200 1500" draw:points="600,1500 0,1500 0,0 1200,0 1200,1500">
            <text:p/>
          </draw:polygon>
          <draw:line draw:style-name="gr12" draw:text-style-name="P5" draw:layer="layout" svg:x1="6.95cm" svg:y1="3.069cm" svg:x2="7.85cm" svg:y2="3.069cm">
            <text:p/>
          </draw:line>
          <draw:line draw:style-name="gr12" draw:text-style-name="P5" draw:layer="layout" svg:x1="6.95cm" svg:y1="3.281cm" svg:x2="7.85cm" svg:y2="3.281cm">
            <text:p/>
          </draw:line>
          <draw:line draw:style-name="gr12" draw:text-style-name="P5" draw:layer="layout" svg:x1="6.95cm" svg:y1="3.492cm" svg:x2="7.85cm" svg:y2="3.492cm">
            <text:p/>
          </draw:line>
          <draw:line draw:style-name="gr12" draw:text-style-name="P5" draw:layer="layout" svg:x1="6.95cm" svg:y1="3.703cm" svg:x2="7.85cm" svg:y2="3.703cm">
            <text:p/>
          </draw:line>
          <draw:line draw:style-name="gr12" draw:text-style-name="P5" draw:layer="layout" svg:x1="6.95cm" svg:y1="3.915cm" svg:x2="7.85cm" svg:y2="3.915cm">
            <text:p/>
          </draw:line>
          <draw:line draw:style-name="gr12" draw:text-style-name="P5" draw:layer="layout" svg:x1="6.95cm" svg:y1="4.126cm" svg:x2="7.85cm" svg:y2="4.126cm">
            <text:p/>
          </draw:line>
          <draw:polygon draw:style-name="gr13" draw:text-style-name="P9" draw:layer="layout" svg:width="0.561cm" svg:height="0.822cm" svg:x="7.013cm" svg:y="3.777cm" svg:viewBox="0 0 562 823" draw:points="562,823 281,0 0,823 281,625">
            <text:p/>
          </draw:polygon>
          <draw:polygon draw:style-name="gr13" draw:text-style-name="P9" draw:layer="layout" svg:width="0.719cm" svg:height="0.717cm" svg:x="6.933cm" svg:y="3.639cm" svg:viewBox="0 0 720 718" draw:points="360,0 405,94 477,20 489,123 582,76 560,177 663,164 609,252 710,272 631,339 720,391 623,428 691,507 587,510 626,606 527,575 532,679 448,618 420,718 360,633 301,718 272,618 188,679 193,575 94,606 133,510 29,507 97,428 0,391 90,339 10,272 111,252 58,164 160,177 138,76 231,123 243,20 315,94">
            <text:p/>
          </draw:polygon>
        </draw:g>
        <draw:frame draw:style-name="gr14" draw:text-style-name="P2" draw:layer="layout" svg:width="1.556cm" svg:height="1.4cm" svg:x="8.1cm" svg:y="3.3cm">
          <draw:text-box>
            <text:p><text:span text:style-name="T1">証明書</text:span></text:p>
          </draw:text-box>
        </draw:frame>
        <draw:frame draw:style-name="gr11" draw:text-style-name="P2" xml:id="id1" draw:id="id1" draw:layer="layout" svg:width="1.6cm" svg:height="0.776cm" svg:x="11cm" svg:y="3.5cm">
          <draw:text-box>
            <text:p><text:span text:style-name="T1">検証者</text:span></text:p>
          </draw:text-box>
        </draw:frame>
        <draw:frame draw:style-name="gr8" draw:text-style-name="P8" draw:layer="layout" svg:width="2.52cm" svg:height="2.27cm" svg:x="0cm" svg:y="5.3cm">
          <draw:image xlink:href="Pictures/10000201000001900000016CEF96A50E1A25A1D2.png" xlink:type="simple" xlink:show="embed" xlink:actuate="onLoad">
            <text:p/>
          </draw:image>
        </draw:frame>
        <draw:g>
          <draw:polygon draw:style-name="gr6" draw:text-style-name="P5" draw:layer="layout" svg:width="1.799cm" svg:height="0.589cm" svg:x="6.3cm" svg:y="1.2cm" svg:viewBox="0 0 1800 590" draw:points="900,590 0,590 0,0 1800,0 1800,590">
            <text:p/>
          </draw:polygon>
          <draw:frame draw:style-name="gr7" draw:text-style-name="P7" draw:layer="layout" svg:width="1.712cm" svg:height="0.602cm" svg:x="6.388cm" svg:y="1.298cm">
            <draw:text-box>
              <text:p text:style-name="P6"><text:span text:style-name="T3">101100110101</text:span></text:p>
            </draw:text-box>
          </draw:frame>
        </draw:g>
        <draw:frame draw:style-name="gr8" draw:text-style-name="P8" draw:layer="layout" svg:width="2.6cm" svg:height="3.18cm" svg:x="10.4cm" svg:y="4.419cm">
          <draw:image xlink:href="Pictures/100002010000014700000190C605B66866DD0B26.png" xlink:type="simple" xlink:show="embed" xlink:actuate="onLoad">
            <text:p/>
          </draw:image>
        </draw:frame>
        <draw:connector draw:style-name="gr15" draw:text-style-name="P10" draw:layer="layout" draw:type="curve" svg:x1="11.8cm" svg:y1="3.5cm" svg:x2="10.3cm" svg:y2="1.55cm" draw:start-shape="id1" draw:start-glue-point="0" draw:end-shape="id2" draw:end-glue-point="1" svg:d="M11800 3500c0-1300-500-1950-1500-1950" svg:viewBox="0 0 1501 1951">
          <text:p/>
        </draw:connector>
        <draw:frame draw:style-name="gr11" draw:text-style-name="P2" draw:layer="layout" svg:width="1.6cm" svg:height="0.776cm" svg:x="-0.122cm" svg:y="3.512cm">
          <draw:text-box>
            <text:p><text:span text:style-name="T1">利用者</text:span></text:p>
          </draw:text-box>
        </draw:frame>
        <draw:polygon draw:style-name="gr4" draw:text-style-name="P3" draw:layer="layout" svg:width="1.599cm" svg:height="0.799cm" svg:x="0.4cm" svg:y="4.4cm" svg:viewBox="0 0 1600 800" draw:points="0,174 987,174 987,0 1600,400 987,800 987,626 0,626">
          <text:p/>
        </draw:polygon>
        <draw:frame draw:style-name="gr16" draw:text-style-name="P4" draw:layer="layout" svg:width="1.6cm" svg:height="0.709cm" svg:x="0.3cm" svg:y="4.5cm">
          <draw:text-box>
            <text:p><text:span text:style-name="T2">PIN</text:span><text:span text:style-name="T2">入力</text:span></text:p>
          </draw:text-box>
        </draw:frame>
        <draw:line draw:style-name="gr17" draw:text-style-name="P8" draw:layer="layout" svg:x1="8.4cm" svg:y1="5.9cm" svg:x2="10.6cm" svg:y2="5.9cm">
          <text:p/>
        </draw:line>
        <draw:frame draw:style-name="gr11" draw:text-style-name="P2" draw:layer="layout" svg:width="1.4cm" svg:height="0.776cm" svg:x="8.9cm" svg:y="6cm">
          <draw:text-box>
            <text:p><text:span text:style-name="T1">検証</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vg:font-family="'Noto Sans'" style:font-adornments="標準" style:font-pitch="variable"/>
    <style:font-face style:name="Noto Sans CJK JP Regular" svg:font-family="'Noto Sans CJK JP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明朝" svg:font-family="IPA明朝" style:font-family-generic="system" style:font-pitch="variable"/>
    <style:font-face style:name="VL ゴシック" svg:font-family="'VL ゴシック'"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IPA明朝" style:font-size-asian="24pt" style:language-asian="ja" style:country-asian="JP" style:font-name-complex="VL 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PA Pゴシック" style:font-family-asian="'IPA Pゴシック'"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2.8cm" fo:page-height="7.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9-15T03:47:18.825637633</dc:date>
    <meta:editing-duration>PT1H43M19S</meta:editing-duration>
    <meta:editing-cycles>42</meta:editing-cycles>
    <meta:generator>LibreOffice/6.0.4.2$Linux_X86_64 LibreOffice_project/00m0$Build-2</meta:generator>
    <meta:document-statistic meta:object-count="44"/>
  </office:meta>
</office:document-meta>
</file>